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style:line-height-at-least="0.503cm"/>
      <style:text-properties fo:color="#cccccc" style:font-name="Consolas" fo:font-size="10.5pt" fo:font-weight="normal" fo:background-color="#1f1f1f"/>
    </style:style>
    <style:style style:name="P5" style:family="paragraph" style:parent-style-name="Standard">
      <style:paragraph-properties fo:margin-top="0cm" fo:margin-bottom="0.499cm" style:line-height-at-least="0.503cm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8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b5cea8"/>
    </style:style>
    <style:style style:name="T5" style:family="text">
      <style:text-properties fo:color="#dcd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 1. Tabellen mit Eltern-Schlüsseln (Primärschlüssel) füllen</text:p>
      <text:p text:style-name="P3"/>
      <text:p text:style-name="P2">-- Kartell_Mitarbeiter (MitarbeiterNummer, Name, Status, Gehalt, Eintrittsdatum, Telefonnummer, Adresse)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M001'</text:span>, <text:span text:style-name="T3">'Max Mustermann'</text:span>, <text:span text:style-name="T3">'verfügbar'</text:span>, <text:span text:style-name="T4">3500</text:span>.<text:span text:style-name="T4">00</text:span>, <text:span text:style-name="T5">TO_DATE</text:span>(<text:span text:style-name="T3">'2021-05-10'</text:span>, <text:span text:style-name="T3">'YYYY-MM-DD'</text:span>), <text:span text:style-name="T3">'1234567890'</text:span>, <text:span text:style-name="T3">'Musterstraße 1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M002'</text:span>, <text:span text:style-name="T3">'Erika Musterfrau'</text:span>, <text:span text:style-name="T3">'beschäftigt'</text:span>, <text:span text:style-name="T4">5000</text:span>.<text:span text:style-name="T4">00</text:span>, <text:span text:style-name="T5">TO_DATE</text:span>(<text:span text:style-name="T3">'2020-03-15'</text:span>, <text:span text:style-name="T3">'YYYY-MM-DD'</text:span>), <text:span text:style-name="T3">'0987654321'</text:span>, <text:span text:style-name="T3">'Hauptstraße 5'</text:span>);</text:p>
      <text:p text:style-name="P3"/>
      <text:p text:style-name="P2">-- Drogenart (Bezeichnung, Aggregatsart, Zutaten, Kochzeit, Abhaengigkeitsfaktor, KochGefahrenlevel)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Drogen ABC'</text:span>, <text:span text:style-name="T3">'Pulver'</text:span>, <text:span text:style-name="T3">'Zutat A, Zutat B'</text:span>, <text:span text:style-name="T4">60</text:span>, <text:span text:style-name="T4">80</text:span>, <text:span text:style-name="T4">5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Drogen XYZ'</text:span>, <text:span text:style-name="T3">'Flüssigkeit'</text:span>, <text:span text:style-name="T3">'Zutat C, Zutat D'</text:span>, <text:span text:style-name="T4">45</text:span>, <text:span text:style-name="T4">50</text:span>, <text:span text:style-name="T4">3</text:span>);</text:p>
      <text:p text:style-name="P3"/>
      <text:p text:style-name="P2">-- Lagerart (LagerTyp, MaximaleKapazitaet, InventarWechselIntervall, BesuchsIntervall)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Lager A'</text:span>, <text:span text:style-name="T4">1000</text:span>, <text:span text:style-name="T4">30</text:span>, <text:span text:style-name="T4">15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Lager B'</text:span>, <text:span text:style-name="T4">500</text:span>, <text:span text:style-name="T4">45</text:span>, <text:span text:style-name="T4">20</text:span>);</text:p>
      <text:p text:style-name="P3"/>
      <text:p text:style-name="P2">-- 2. Weitere Tabellen füllen, die auf die primären Schlüssel der vorherigen Tabellen verweisen</text:p>
      <text:p text:style-name="P3"/>
      <text:p text:style-name="P2">-- Chemiker (ChemikerNummer, MitarbeiterNummer, Bildungsgrad, Unfallrate, notwendigeAssistenten)</text:p>
      <text:p text:style-name="P1"><text:span text:style-name="T1">INSERT</text:span> <text:span text:style-name="T1">INTO</text:span> <text:span text:style-name="T2">Chemiker</text:span> (<text:span text:style-name="T2">ChemikerNummer</text:span>, <text:span text:style-name="T2">MitarbeiterNummer</text:span>, <text:span text:style-name="T2">Bildungsgrad</text:span>, <text:span text:style-name="T2">Unfallrate</text:span>, <text:span text:style-name="T2">notwendigeAssistenten</text:span>)</text:p>
      <text:p text:style-name="P1"><text:span text:style-name="T1">VALUES</text:span> (<text:span text:style-name="T3">'C001'</text:span>, <text:span text:style-name="T3">'M001'</text:span>, <text:span text:style-name="T3">'Doktor'</text:span>, <text:span text:style-name="T4">15</text:span>, <text:span text:style-name="T4">2</text:span>);</text:p>
      <text:p text:style-name="P1"><text:span text:style-name="T1">INSERT</text:span> <text:span text:style-name="T1">INTO</text:span> <text:span text:style-name="T2">Chemiker</text:span> (<text:span text:style-name="T2">ChemikerNummer</text:span>, <text:span text:style-name="T2">MitarbeiterNummer</text:span>, <text:span text:style-name="T2">Bildungsgrad</text:span>, <text:span text:style-name="T2">Unfallrate</text:span>, <text:span text:style-name="T2">notwendigeAssistenten</text:span>)</text:p>
      <text:p text:style-name="P1"><text:span text:style-name="T1">VALUES</text:span> (<text:span text:style-name="T3">'C002'</text:span>, <text:span text:style-name="T3">'M002'</text:span>, <text:span text:style-name="T3">'Diplom'</text:span>, <text:span text:style-name="T4">10</text:span>, <text:span text:style-name="T4">1</text:span>);</text:p>
      <text:p text:style-name="P3"/>
      <text:p text:style-name="P2">-- Schmuggler (SchmugglerNummer, MitarbeiterNummer, Route, Risikobereitschaft, Verschwiegenheit)</text:p>
      <text:p text:style-name="P1"><text:span text:style-name="T1">INSERT</text:span> <text:span text:style-name="T1">INTO</text:span> <text:span text:style-name="T2">Schmuggler</text:span> (<text:span text:style-name="T2">SchmugglerNummer</text:span>, <text:span text:style-name="T2">MitarbeiterNummer</text:span>, <text:span text:style-name="T2">Route</text:span>, <text:span text:style-name="T2">Risikobereitschaft</text:span>, <text:span text:style-name="T2">Verschwiegenheit</text:span>)</text:p>
      <text:p text:style-name="P1"><text:span text:style-name="T1">VALUES</text:span> (<text:span text:style-name="T3">'S001'</text:span>, <text:span text:style-name="T3">'M001'</text:span>, <text:span text:style-name="T3">'Route 66'</text:span>, <text:span text:style-name="T4">75</text:span>, <text:span text:style-name="T3">'verschwiegen'</text:span>);</text:p>
      <text:p text:style-name="P1"><text:span text:style-name="T1">INSERT</text:span> <text:span text:style-name="T1">INTO</text:span> <text:span text:style-name="T2">Schmuggler</text:span> (<text:span text:style-name="T2">SchmugglerNummer</text:span>, <text:span text:style-name="T2">MitarbeiterNummer</text:span>, <text:span text:style-name="T2">Route</text:span>, <text:span text:style-name="T2">Risikobereitschaft</text:span>, <text:span text:style-name="T2">Verschwiegenheit</text:span>)</text:p>
      <text:p text:style-name="P1"><text:span text:style-name="T1">VALUES</text:span> (<text:span text:style-name="T3">'S002'</text:span>, <text:span text:style-name="T3">'M002'</text:span>, <text:span text:style-name="T3">'Route 42'</text:span>, <text:span text:style-name="T4">50</text:span>, <text:span text:style-name="T3">'bestechlich'</text:span>);</text:p>
      <text:p text:style-name="P3"><text:soft-page-break/></text:p>
      <text:p text:style-name="P2">-- Vertriebler (VertrieblerNummer, MitarbeiterNummer, Charismalevel, Quote, verpassteQuoten)</text:p>
      <text:p text:style-name="P1"><text:span text:style-name="T1">INSERT</text:span> <text:span text:style-name="T1">INTO</text:span> <text:span text:style-name="T2">Vertriebler</text:span> (<text:span text:style-name="T2">VertrieblerNummer</text:span>, <text:span text:style-name="T2">MitarbeiterNummer</text:span>, <text:span text:style-name="T2">Charismalevel</text:span>, <text:span text:style-name="T2">Quote</text:span>, <text:span text:style-name="T2">verpassteQuoten</text:span>)</text:p>
      <text:p text:style-name="P1"><text:span text:style-name="T1">VALUES</text:span> (<text:span text:style-name="T3">'V001'</text:span>, <text:span text:style-name="T3">'M001'</text:span>, <text:span text:style-name="T4">8</text:span>, <text:span text:style-name="T4">150</text:span>, <text:span text:style-name="T4">3</text:span>);</text:p>
      <text:p text:style-name="P1"><text:span text:style-name="T1">INSERT</text:span> <text:span text:style-name="T1">INTO</text:span> <text:span text:style-name="T2">Vertriebler</text:span> (<text:span text:style-name="T2">VertrieblerNummer</text:span>, <text:span text:style-name="T2">MitarbeiterNummer</text:span>, <text:span text:style-name="T2">Charismalevel</text:span>, <text:span text:style-name="T2">Quote</text:span>, <text:span text:style-name="T2">verpassteQuoten</text:span>)</text:p>
      <text:p text:style-name="P1"><text:span text:style-name="T1">VALUES</text:span> (<text:span text:style-name="T3">'V002'</text:span>, <text:span text:style-name="T3">'M002'</text:span>, <text:span text:style-name="T4">6</text:span>, <text:span text:style-name="T4">120</text:span>, <text:span text:style-name="T4">5</text:span>);</text:p>
      <text:p text:style-name="P3"/>
      <text:p text:style-name="P2">-- Kartell_Kunde (Alias, Telefonnummer, Erstkaufdatum, Einkaufsverlauf)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K001'</text:span>, <text:span text:style-name="T3">'01123456789'</text:span>, <text:span text:style-name="T5">TO_DATE</text:span>(<text:span text:style-name="T3">'2021-06-01'</text:span>, <text:span text:style-name="T3">'YYYY-MM-DD'</text:span>), <text:span text:style-name="T3">'Drogen ABC, Drogen XYZ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K002'</text:span>, <text:span text:style-name="T3">'02234567890'</text:span>, <text:span text:style-name="T5">TO_DATE</text:span>(<text:span text:style-name="T3">'2022-07-15'</text:span>, <text:span text:style-name="T3">'YYYY-MM-DD'</text:span>), <text:span text:style-name="T3">'Drogen PQR, Drogen DEF'</text:span>);</text:p>
      <text:p text:style-name="P3"/>
      <text:p text:style-name="P2">-- Lager_Inventar (LagerNummer, Startdatum, Geheimhaltungsstatus, Ort, Groeße, Einlagerungsdatum, LagerTyp)</text:p>
      <text:p text:style-name="P1"><text:span text:style-name="T1">INSERT</text:span> <text:span text:style-name="T1">INTO</text:span> <text:span text:style-name="T2">Lager_Inventar</text:span> (<text:span text:style-name="T2">LagerNummer</text:span>, <text:span text:style-name="T2">Startdatum</text:span>, <text:span text:style-name="T2">Geheimhaltungsstatus</text:span>, <text:span text:style-name="T2">Ort</text:span>, <text:span text:style-name="T2">Groe</text:span>ße, <text:span text:style-name="T2">Einlagerungsdatum</text:span>, <text:span text:style-name="T2">LagerTyp</text:span>)</text:p>
      <text:p text:style-name="P1"><text:span text:style-name="T1">VALUES</text:span> (<text:span text:style-name="T3">'L001'</text:span>, <text:span text:style-name="T5">TO_DATE</text:span>(<text:span text:style-name="T3">'2021-01-01'</text:span>, <text:span text:style-name="T3">'YYYY-MM-DD'</text:span>), <text:span text:style-name="T3">'unbekannt'</text:span>, <text:span text:style-name="T3">'Ort 1'</text:span>, <text:span text:style-name="T4">100</text:span>, <text:span text:style-name="T5">TO_DATE</text:span>(<text:span text:style-name="T3">'2021-01-15'</text:span>, <text:span text:style-name="T3">'YYYY-MM-DD'</text:span>), <text:span text:style-name="T3">'Lager A'</text:span>);</text:p>
      <text:p text:style-name="P1"><text:span text:style-name="T1">INSERT</text:span> <text:span text:style-name="T1">INTO</text:span> <text:span text:style-name="T2">Lager_Inventar</text:span> (<text:span text:style-name="T2">LagerNummer</text:span>, <text:span text:style-name="T2">Startdatum</text:span>, <text:span text:style-name="T2">Geheimhaltungsstatus</text:span>, <text:span text:style-name="T2">Ort</text:span>, <text:span text:style-name="T2">Groe</text:span>ße, <text:span text:style-name="T2">Einlagerungsdatum</text:span>, <text:span text:style-name="T2">LagerTyp</text:span>)</text:p>
      <text:p text:style-name="P1"><text:span text:style-name="T1">VALUES</text:span> (<text:span text:style-name="T3">'L002'</text:span>, <text:span text:style-name="T5">TO_DATE</text:span>(<text:span text:style-name="T3">'2022-02-20'</text:span>, <text:span text:style-name="T3">'YYYY-MM-DD'</text:span>), <text:span text:style-name="T3">'vermutet'</text:span>, <text:span text:style-name="T3">'Ort 2'</text:span>, <text:span text:style-name="T4">200</text:span>, <text:span text:style-name="T5">TO_DATE</text:span>(<text:span text:style-name="T3">'2022-02-25'</text:span>, <text:span text:style-name="T3">'YYYY-MM-DD'</text:span>), <text:span text:style-name="T3">'Lager B'</text:span>);</text:p>
      <text:p text:style-name="P3"/>
      <text:p text:style-name="P2">-- 3. Tabellen füllen, die auf bereits erstellte Schlüssel referenzieren</text:p>
      <text:p text:style-name="P3"/>
      <text:p text:style-name="P2">-- Produkt (ProduktNummer, Preis, Herstellungsdatum, Streckungsgrad, Gefahrenpotenzial)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)</text:p>
      <text:p text:style-name="P1"><text:span text:style-name="T1">VALUES</text:span> (<text:span text:style-name="T3">'P001'</text:span>, <text:span text:style-name="T4">100</text:span>.<text:span text:style-name="T4">00</text:span>, <text:span text:style-name="T5">TO_DATE</text:span>(<text:span text:style-name="T3">'2021-05-01'</text:span>, <text:span text:style-name="T3">'YYYY-MM-DD'</text:span>), <text:span text:style-name="T4">1</text:span>, <text:span text:style-name="T4">90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)</text:p>
      <text:p text:style-name="P1"><text:span text:style-name="T1">VALUES</text:span> (<text:span text:style-name="T3">'P002'</text:span>, <text:span text:style-name="T4">150</text:span>.<text:span text:style-name="T4">00</text:span>, <text:span text:style-name="T5">TO_DATE</text:span>(<text:span text:style-name="T3">'2022-06-10'</text:span>, <text:span text:style-name="T3">'YYYY-MM-DD'</text:span>), <text:span text:style-name="T4">2</text:span>, <text:span text:style-name="T4">80</text:span>);</text:p>
      <text:p text:style-name="P3"/>
      <text:p text:style-name="P2">-- Labor (LaborNummer, Standort, Ausstattung, Kochplaetze, Sicherheitslevel)</text:p>
      <text:p text:style-name="P1"><text:span text:style-name="T1">INSERT</text:span> <text:span text:style-name="T1">INTO</text:span> <text:span text:style-name="T2">Labor</text:span> (<text:span text:style-name="T2">LaborNummer</text:span>, <text:span text:style-name="T2">Standort</text:span>, <text:span text:style-name="T2">Ausstattung</text:span>, <text:span text:style-name="T2">Kochplaetze</text:span>, <text:span text:style-name="T2">Sicherheitslevel</text:span>)</text:p>
      <text:p text:style-name="P1"><text:span text:style-name="T1">VALUES</text:span> (<text:span text:style-name="T3">'L001'</text:span>, <text:span text:style-name="T3">'Labor A'</text:span>, <text:span text:style-name="T3">'Ausrüstung A'</text:span>, <text:span text:style-name="T4">5</text:span>, <text:span text:style-name="T4">8</text:span>);</text:p>
      <text:p text:style-name="P1"><text:span text:style-name="T1">INSERT</text:span> <text:span text:style-name="T1">INTO</text:span> <text:span text:style-name="T2">Labor</text:span> (<text:span text:style-name="T2">LaborNummer</text:span>, <text:span text:style-name="T2">Standort</text:span>, <text:span text:style-name="T2">Ausstattung</text:span>, <text:span text:style-name="T2">Kochplaetze</text:span>, <text:span text:style-name="T2">Sicherheitslevel</text:span>)</text:p>
      <text:p text:style-name="P1"><text:span text:style-name="T1">VALUES</text:span> (<text:span text:style-name="T3">'L002'</text:span>, <text:span text:style-name="T3">'Labor B'</text:span>, <text:span text:style-name="T3">'Ausrüstung B'</text:span>, <text:span text:style-name="T4">3</text:span>, <text:span text:style-name="T4">6</text:span>);</text:p>
      <text:p text:style-name="P3"/>
      <text:p text:style-name="P2">-- Wird_Hergestellt (Bezeichnung, LaborNummer)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Drogen ABC'</text:span>, <text:span text:style-name="T3">'L001'</text:span>);</text:p>
      <text:p text:style-name="P1"><text:soft-page-break/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Drogen XYZ'</text:span>, <text:span text:style-name="T3">'L002'</text:span>);</text:p>
      <text:p text:style-name="P3"/>
      <text:p text:style-name="P2">-- Kann_Herstellen (Bezeichnung, ChemikerNummer)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Drogen ABC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Drogen XYZ'</text:span>, <text:span text:style-name="T3">'C002'</text:span>);</text:p>
      <text:p text:style-name="P3"/>
      <text:p text:style-name="P2">-- Besitzt (ProduktNummer, LagerNummer)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1'</text:span>, <text:span text:style-name="T3">'L001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2'</text:span>, <text:span text:style-name="T3">'L002'</text:span>);</text:p>
      <text:p text:style-name="P3"/>
      <text:p text:style-name="P2">-- Transportiert (SchmugglerNummer, LagerNummer)</text:p>
      <text:p text:style-name="P1"><text:span text:style-name="T1">INSERT</text:span> <text:span text:style-name="T1">INTO</text:span> <text:span text:style-name="T2">Transportiert</text:span> (<text:span text:style-name="T2">SchmugglerNummer</text:span>, <text:span text:style-name="T2">LagerNummer</text:span>)</text:p>
      <text:p text:style-name="P1"><text:span text:style-name="T1">VALUES</text:span> (<text:span text:style-name="T3">'S001'</text:span>, <text:span text:style-name="T3">'L001'</text:span>);</text:p>
      <text:p text:style-name="P1"><text:span text:style-name="T1">INSERT</text:span> <text:span text:style-name="T1">INTO</text:span> <text:span text:style-name="T2">Transportiert</text:span> (<text:span text:style-name="T2">SchmugglerNummer</text:span>, <text:span text:style-name="T2">LagerNummer</text:span>)</text:p>
      <text:p text:style-name="P1"><text:span text:style-name="T1">VALUES</text:span> (<text:span text:style-name="T3">'S002'</text:span>, <text:span text:style-name="T3">'L002'</text:span>);</text:p>
      <text:p text:style-name="P3"/>
      <text:p text:style-name="P2">-- Verkauft (VertrieblerNummer, LagerNummer)</text:p>
      <text:p text:style-name="P1"><text:span text:style-name="T1">INSERT</text:span> <text:span text:style-name="T1">INTO</text:span> <text:span text:style-name="T2">Verkauft</text:span> (<text:span text:style-name="T2">VertrieblerNummer</text:span>, <text:span text:style-name="T2">LagerNummer</text:span>)</text:p>
      <text:p text:style-name="P1"><text:span text:style-name="T1">VALUES</text:span> (<text:span text:style-name="T3">'V001'</text:span>, <text:span text:style-name="T3">'L001'</text:span>);</text:p>
      <text:p text:style-name="P1"><text:span text:style-name="T1">INSERT</text:span> <text:span text:style-name="T1">INTO</text:span> <text:span text:style-name="T2">Verkauft</text:span> (<text:span text:style-name="T2">VertrieblerNummer</text:span>, <text:span text:style-name="T2">LagerNummer</text:span>)</text:p>
      <text:p text:style-name="P1"><text:span text:style-name="T1">VALUES</text:span> (<text:span text:style-name="T3">'V002'</text:span>, <text:span text:style-name="T3">'L002'</text:span>);</text:p>
      <text:p text:style-name="P3"/>
      <text:p text:style-name="P2">-- Wird_Verkauft (Alias, Telefonnummer, ProduktNummer)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K001'</text:span>, <text:span text:style-name="T3">'01123456789'</text:span>, <text:span text:style-name="T3">'P001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K002'</text:span>, <text:span text:style-name="T3">'02234567890'</text:span>, <text:span text:style-name="T3">'P002'</text:span>);</text:p>
      <text:p text:style-name="P3"/>
      <text:p text:style-name="P2">-- Kennt (VertrieblerNummer, LagerTyp)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Lager A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2'</text:span>, <text:span text:style-name="T3">'Lager B'</text:span>);</text:p>
      <text:p text:style-name="P1"><text:span text:style-name="T1">COMMIT</text:span>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5</meta:editing-cycles>
    <meta:generator>OpenOffice/4.1.14$Win32 OpenOffice.org_project/4114m1$Build-9811</meta:generator>
    <dc:date>2025-01-15T10:12:59.73</dc:date>
    <dc:creator>Ben </dc:creator>
    <meta:document-statistic meta:table-count="0" meta:image-count="0" meta:object-count="0" meta:page-count="3" meta:paragraph-count="89" meta:word-count="588" meta:character-count="6022"/>
    <meta:user-defined meta:name="Info 1"/>
    <meta:user-defined meta:name="Info 2"/>
    <meta:user-defined meta:name="Info 3"/>
    <meta:user-defined meta:name="Info 4"/>
  </office:meta>
</office:document-meta>
</file>